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90564"/>
    </style:style>
    <style:style style:name="P2" style:family="paragraph" style:parent-style-name="Heading_20_1">
      <style:text-properties officeooo:rsid="00090564" officeooo:paragraph-rsid="00090564"/>
    </style:style>
    <style:style style:name="P3" style:family="paragraph" style:parent-style-name="Heading_20_1">
      <style:text-properties officeooo:rsid="000bf11c" officeooo:paragraph-rsid="000bf11c"/>
    </style:style>
    <style:style style:name="T1" style:family="text">
      <style:text-properties officeooo:rsid="000bf1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H<text:span text:style-name="T1">EADING</text:span> 1</text:h>
      <text:h text:style-name="P2" text:outline-level="1">HEADING 2</text:h>
      <text:h text:style-name="P2" text:outline-level="1">HEADING 3</text:h>
      <text:h text:style-name="P3" text:outline-level="1">HEADING 4</text:h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3T10:08:48.298685737</meta:creation-date>
    <dc:date>2017-12-27T21:06:41.531316302</dc:date>
    <meta:editing-duration>PT8H1M30S</meta:editing-duration>
    <meta:editing-cycles>4</meta:editing-cycles>
    <meta:generator>LibreOfficeDev/6.1.0.0.alpha0$Linux_X86_64 LibreOffice_project/194412c93d975ae0b8c441a5f92716eee4670eee</meta:generator>
    <meta:document-statistic meta:table-count="0" meta:image-count="0" meta:object-count="0" meta:page-count="1" meta:paragraph-count="4" meta:word-count="8" meta:character-count="36" meta:non-whitespace-character-count="32"/>
  </office:meta>
</office:document-meta>
</file>